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signGenerator.compileExtensionVal( ExtensionVal ext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signGenerator.newInstance( Activity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ignGenerator.verifyCopy( OAssign . Copy ocopy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1">
            <text:p text:style-name="Table_20_Contents">21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AssignGenerator.compileFrom( From from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AssignGenerator.compile( OActivity dest , Activity 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ssignGenerator.compileLiteral( LiteralVal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signGenerator.compileTo( To to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